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 style:list-style-name="L1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AS for the site.</text:p>
      <text:p text:style-name="P1"/>
      <text:p text:style-name="P1"/>
      <text:p text:style-name="P1"/>
      <text:p text:style-name="P1"/>
      <text:p text:style-name="P1"/>
      <text:p text:style-name="P1"/>
      <text:list xml:id="list4645252773329492257" text:style-name="L1">
        <text:list-item>
          <text:p text:style-name="P2">should have PDF format support.</text:p>
        </text:list-item>
        <text:list-item>
          <text:p text:style-name="P2">should provide document conversion</text:p>
        </text:list-item>
        <text:list-item>
          <text:p text:style-name="P2">should have a search engine</text:p>
        </text:list-item>
        <text:list-item>
          <text:p text:style-name="P2">F.A.Qs</text:p>
        </text:list-item>
        <text:list-item>
          <text:p text:style-name="P2">fee for delivery services</text:p>
        </text:list-item>
        <text:list-item>
          <text:p text:style-name="P2">link with social media</text:p>
        </text:list-item>
        <text:list-item>
          <text:p text:style-name="P2">provide notification on newly published books</text:p>
        </text:list-item>
        <text:list-item>
          <text:p text:style-name="P2">provide notification on top read books</text:p>
        </text:list-item>
        <text:list-item>
          <text:p text:style-name="P2">provide notification on deal on books</text:p>
        </text:list-item>
        <text:list-item>
          <text:p text:style-name="P2">provide read online feature</text:p>
        </text:list-item>
        <text:list-item>
          <text:p text:style-name="P2">provide feature to donate books</text:p>
        </text:list-item>
        <text:list-item>
          <text:p text:style-name="P2">provide categorizations</text:p>
        </text:list-item>
        <text:list-item>
          <text:p text:style-name="P2">provide ADs</text:p>
        </text:list-item>
        <text:list-item>
          <text:p text:style-name="P2">provide publisher links</text:p>
        </text:list-item>
        <text:list-item>
          <text:p text:style-name="P2">provide library locations</text:p>
        </text:list-item>
        <text:list-item>
          <text:p text:style-name="P2">provide a pomodoro feature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08:49:54.089811793</meta:creation-date>
    <dc:date>2016-05-12T08:53:30.57890177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7" meta:word-count="84" meta:character-count="489" meta:non-whitespace-character-count="438"/>
  </office:meta>
</office:document-meta>
</file>